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A00000243A2A3BB3501BA4EC0.png" manifest:media-type="image/png"/>
  <manifest:file-entry manifest:full-path="Pictures/10000000000004A800000245191D37FAABD78A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T3" style:family="text">
      <style:text-properties officeooo:rsid="000c83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1<text:span text:style-name="T3">3</text:span></text:p>
      <text:p text:style-name="P1"/>
      <text:p text:style-name="P1"><draw:frame draw:style-name="fr1" draw:name="Figura1" text:anchor-type="paragraph" svg:width="17cm" svg:height="8.243cm" draw:z-index="0"><draw:image xlink:href="Pictures/10000000000004AA00000243A2A3BB3501BA4EC0.png" xlink:type="simple" xlink:show="embed" xlink:actuate="onLoad"/></draw:frame></text:p>
      <text:p text:style-name="P1"/>
      <text:p text:style-name="P1"><draw:frame draw:style-name="fr1" draw:name="Figura2" text:anchor-type="paragraph" svg:width="17cm" svg:height="8.285cm" draw:z-index="1"><draw:image xlink:href="Pictures/10000000000004A800000245191D37FAABD78A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0:23:13.449000000</dc:date>
    <meta:editing-duration>PT1H33M25S</meta:editing-duration>
    <meta:editing-cycles>9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8" meta:non-whitespace-character-count="7"/>
  </office:meta>
</office:document-meta>
</file>